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verdana" fo:font-size="10pt"/>
    </style:style>
    <style:style style:name="P2" style:family="paragraph" style:parent-style-name="Text_20_body">
      <style:paragraph-properties fo:text-align="end" style:justify-single-word="false"/>
      <style:text-properties style:font-name="verdana" fo:font-size="10pt"/>
    </style:style>
    <style:style style:name="T1" style:family="text">
      <style:text-properties style:font-name="verdana" fo:font-size="10pt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20.373cm" svg:height="2.381cm" draw:z-index="0">
        <draw:floating-frame draw:frame-name="aswift_0"/>
      </draw:frame>
      <draw:frame draw:style-name="fr1" draw:name="Object2" text:anchor-type="page" text:anchor-page-number="1" svg:x="0cm" svg:y="0cm" svg:width="20.373cm" svg:height="2.381cm" draw:z-index="1">
        <draw:floating-frame draw:frame-name="aswift_1"/>
      </draw:frame>
      <draw:frame draw:style-name="fr1" draw:name="Object3" text:anchor-type="page" text:anchor-page-number="1" svg:x="0cm" svg:y="0cm" svg:width="20.373cm" svg:height="2.381cm" draw:z-index="2">
        <draw:floating-frame draw:frame-name="aswift_2"/>
      </draw:frame>
      <text:p text:style-name="Text_20_body"><text:span text:style-name="Strong_20_Emphasis"><text:span text:style-name="T1">21-The computer language used for artificial intelligence is</text:span></text:span></text:p>
      <text:p text:style-name="P1"><text:bookmark text:name="aswift_0_expand"/><text:bookmark text:name="aswift_0_anchor"/>(A) FOTRAN</text:p>
      <text:p text:style-name="P1">(B) PROLOG</text:p>
      <text:p text:style-name="P1">(C) C</text:p>
      <text:p text:style-name="P1">(D) COBOL</text:p>
      <text:p text:style-name="P2">(Ans: C)</text:p>
      <text:p text:style-name="Text_20_body"> </text:p>
      <text:p text:style-name="Text_20_body"><text:span text:style-name="Strong_20_Emphasis"><text:span text:style-name="T1">22-Open source software is software whose source code is available for modification or enhancement by anyone. Which of the following is an example of open source software?</text:span></text:span></text:p>
      <text:p text:style-name="P1">(A) Adobe Photoshop</text:p>
      <text:p text:style-name="P1">(B) Microsoft Word</text:p>
      <text:p text:style-name="P1">(C) Libre Office</text:p>
      <text:p text:style-name="P1">(D) Skype</text:p>
      <text:p text:style-name="P2">(Ans: C)</text:p>
      <text:p text:style-name="Text_20_body"> </text:p>
      <text:p text:style-name="Text_20_body"><text:span text:style-name="Strong_20_Emphasis"><text:span text:style-name="T1">23-JPEG seen with the .jpg or .jpeg filename extension is commonly used method for compression of digital images. What does JPEG stand for?</text:span></text:span></text:p>
      <text:p text:style-name="P1">(A) Joint Picture Encoding Graphics</text:p>
      <text:p text:style-name="P1">(B) Joint Photographic Experts Group</text:p>
      <text:p text:style-name="P1">(C) Joint Photo Edit Grid</text:p>
      <text:p text:style-name="P1">(D) Joint Picture Express Grid</text:p>
      <text:p text:style-name="P2">(Ans: B)</text:p>
      <text:p text:style-name="Text_20_body"> </text:p>
      <text:p text:style-name="Text_20_body"><text:span text:style-name="Strong_20_Emphasis"><text:span text:style-name="T1">24-A “URL” is a formatted text string used by web browsers, email clients and other software to identify a network resource on the Internet. It stands for</text:span></text:span></text:p>
      <text:p text:style-name="P1">(A) Universal Resource Link</text:p>
      <text:p text:style-name="P1">(B) Uniform Resource Locator</text:p>
      <text:p text:style-name="P1">(C) Unlimited Resource Locator</text:p>
      <text:p text:style-name="P1">(D) Universal Reference Link</text:p>
      <text:p text:style-name="P2">(Ans: B)</text:p>
      <text:p text:style-name="Text_20_body"> </text:p>
      <text:p text:style-name="Text_20_body"><text:span text:style-name="Strong_20_Emphasis"><text:span text:style-name="T1">25-SD Card is a memory cards used in electronic equipments including digital cameras and cell phones.</text:span></text:span><text:span text:style-name="T1"> </text:span><text:span text:style-name="Strong_20_Emphasis"><text:span text:style-name="T1"> What does SD stands for?</text:span></text:span></text:p>
      <text:p text:style-name="P1">(A) Secure Digital</text:p>
      <text:p text:style-name="P1"><text:soft-page-break/>(B) Scan Disk</text:p>
      <text:p text:style-name="P1"><text:bookmark text:name="aswift_1_expand"/><text:bookmark text:name="aswift_1_anchor"/>(C) Short Drive</text:p>
      <text:p text:style-name="P1">(D) Slot Disk</text:p>
      <text:p text:style-name="P2">(Ans: A)</text:p>
      <text:p text:style-name="Text_20_body"> </text:p>
      <text:p text:style-name="Text_20_body"><text:span text:style-name="Strong_20_Emphasis"><text:span text:style-name="T1">26-A byte is equivalent to </text:span></text:span></text:p>
      <text:p text:style-name="P1">(A) 2 bits</text:p>
      <text:p text:style-name="P1">(B) 6 bits</text:p>
      <text:p text:style-name="P1">(C) 8 bits</text:p>
      <text:p text:style-name="P1">(D) 10 bits</text:p>
      <text:p text:style-name="P2">(Ans: C)</text:p>
      <text:p text:style-name="Text_20_body"> </text:p>
      <text:p text:style-name="Text_20_body"><text:span text:style-name="Strong_20_Emphasis"><text:span text:style-name="T1">27-A standard computer keyboard has how many keys?</text:span></text:span></text:p>
      <text:p text:style-name="P1">(A) 84</text:p>
      <text:p text:style-name="P1">(B) 94</text:p>
      <text:p text:style-name="P1">(C) 104</text:p>
      <text:p text:style-name="P1">(D) 114</text:p>
      <text:p text:style-name="P2">(Ans: C)</text:p>
      <text:p text:style-name="Text_20_body"> </text:p>
      <text:p text:style-name="Text_20_body"><text:span text:style-name="Strong_20_Emphasis"><text:span text:style-name="T1">28-HTTP stands for:</text:span></text:span></text:p>
      <text:p text:style-name="P1">(A) Hyper Text Transfer Protocol</text:p>
      <text:p text:style-name="P1">(B) Hyper Timed Text Protocol</text:p>
      <text:p text:style-name="P1">(C) Hopper Transfer Text Protocol</text:p>
      <text:p text:style-name="P1">(D) Hopper Text Timer Protocol</text:p>
      <text:p text:style-name="P2">(Ans: A)</text:p>
      <text:p text:style-name="Text_20_body"> </text:p>
      <text:p text:style-name="Text_20_body"><text:span text:style-name="Strong_20_Emphasis"><text:span text:style-name="T1">29-The capacity of 3-1/2 inch floppy is:</text:span></text:span></text:p>
      <text:p text:style-name="P1">(A) 1.33MB</text:p>
      <text:p text:style-name="P1">(B) 1.44MB</text:p>
      <text:p text:style-name="P1">(C) 1.34MB</text:p>
      <text:p text:style-name="P1">(D) 1.43MB</text:p>
      <text:p text:style-name="P2">(Ans: B)</text:p>
      <text:p text:style-name="Text_20_body"> </text:p>
      <text:p text:style-name="Text_20_body"><text:soft-page-break/><text:span text:style-name="Strong_20_Emphasis"><text:span text:style-name="T1">30-A character has how many bits:</text:span></text:span></text:p>
      <text:p text:style-name="P1">(A) 4</text:p>
      <text:p text:style-name="P1">(B) 8</text:p>
      <text:p text:style-name="P1">(C) 12</text:p>
      <text:p text:style-name="P1">(D) 16</text:p>
      <text:p text:style-name="P2">(Ans: 8)</text:p>
      <text:p text:style-name="Text_20_body"><text:bookmark text:name="aswift_2_expand"/><text:bookmark text:name="aswift_2_anchor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0:57:10.998713666</meta:creation-date>
    <dc:date>2018-11-15T10:57:55.429159448</dc:date>
    <meta:editing-duration>PT44S</meta:editing-duration>
    <meta:editing-cycles>1</meta:editing-cycles>
    <meta:document-statistic meta:table-count="0" meta:image-count="0" meta:object-count="3" meta:page-count="3" meta:paragraph-count="69" meta:word-count="278" meta:character-count="1556" meta:non-whitespace-character-count="1327"/>
    <meta:generator>LibreOffice/5.1.6.2$Linux_X86_64 LibreOffice_project/10m0$Build-2</meta:generator>
  </office:meta>
</office:document-meta>
</file>